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40pt" fo:font-weight="bold" officeooo:paragraph-rsid="00206ce9" style:font-size-asian="35pt" style:font-weight-asian="bold" style:font-size-complex="40pt" style:font-weight-complex="bold"/>
    </style:style>
    <style:style style:name="P2" style:family="paragraph" style:parent-style-name="Standard">
      <style:text-properties style:font-name="Ubuntu" fo:font-size="40pt" fo:font-weight="bold" officeooo:rsid="00206ce9" officeooo:paragraph-rsid="00206ce9" style:font-size-asian="40pt" style:font-weight-asian="bold" style:font-size-complex="40pt" style:font-weight-complex="bold"/>
    </style:style>
    <style:style style:name="P3" style:family="paragraph" style:parent-style-name="Standard">
      <style:text-properties style:font-name="Ubuntu" fo:font-size="20pt" fo:font-weight="bold" officeooo:rsid="00206ce9" officeooo:paragraph-rsid="00206ce9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Ubuntu" fo:font-size="20pt" fo:font-weight="bold" officeooo:rsid="0023f20f" officeooo:paragraph-rsid="0023f20f" style:font-size-asian="17.5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20pt" fo:font-weight="bold" officeooo:rsid="00206ce9" officeooo:paragraph-rsid="00206ce9" style:font-size-asian="20pt" style:font-weight-asian="bold" style:font-size-complex="20pt" style:font-weight-complex="bold"/>
    </style:style>
    <style:style style:name="P6" style:family="paragraph" style:parent-style-name="Standard">
      <style:paragraph-properties fo:break-before="page"/>
      <style:text-properties style:font-name="Ubuntu" fo:font-size="20pt" fo:font-weight="bold" officeooo:rsid="0023f20f" officeooo:paragraph-rsid="0023f20f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12pt" fo:font-weight="bold" officeooo:rsid="0023f20f" officeooo:paragraph-rsid="0023f20f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Ubuntu" fo:font-size="14pt" fo:font-weight="bold" officeooo:rsid="0023f20f" officeooo:paragraph-rsid="0023f20f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Ubuntu" fo:font-size="14pt" fo:font-weight="bold" officeooo:rsid="0023f20f" officeooo:paragraph-rsid="0023f20f" style:font-size-asian="12.25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227ef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oftware Requirement</text:p>
      <text:p text:style-name="P2">Specifications</text:p>
      <text:p text:style-name="P3"/>
      <text:p text:style-name="P5">For</text:p>
      <text:p text:style-name="P3"/>
      <text:p text:style-name="P2">QuickType</text:p>
      <text:p text:style-name="P1"/>
      <text:p text:style-name="P5">Version 1.0</text:p>
      <text:p text:style-name="P5"/>
      <text:p text:style-name="P5"><text:span text:style-name="T2">Prepared</text:span> by Logan Price</text:p>
      <text:p text:style-name="P5"/>
      <text:p text:style-name="P5">LP Games</text:p>
      <text:p text:style-name="P5"/>
      <text:p text:style-name="P5">March 19<text:span text:style-name="T1">th</text:span>, 2024</text:p>
      <text:p text:style-name="P6">1. <text:tab/><text:span text:style-name="T3">Introduction</text:span></text:p>
      <text:p text:style-name="P7"/>
      <text:p text:style-name="P8">1.1 <text:tab/>Purpose</text:p>
      <text:p text:style-name="P8">1.2 <text:tab/>Document Conventions</text:p>
      <text:p text:style-name="P8">1.3 <text:tab/>Intended Audience and Reading Suggestions</text:p>
      <text:p text:style-name="P8">1.4 <text:tab/>Product Scope</text:p>
      <text:p text:style-name="P8">1.5 <text:tab/>References</text:p>
      <text:p text:style-name="P7"/>
      <text:p text:style-name="P4">2. <text:tab/><text:span text:style-name="T8">Overall Description</text:span></text:p>
      <text:p text:style-name="P7"/>
      <text:p text:style-name="P8">2.1 <text:tab/>Product Perspective</text:p>
      <text:p text:style-name="P8">2.2 <text:tab/>User Classes and Characteristics</text:p>
      <text:p text:style-name="P8">2.3 <text:tab/>Operating Environment</text:p>
      <text:p text:style-name="P8">2.4 <text:tab/>Design and Implementation Constraints</text:p>
      <text:p text:style-name="P8">2.5 <text:tab/>User Documentation</text:p>
      <text:p text:style-name="P8">2.5 <text:tab/>Assumptions and Dependencies</text:p>
      <text:p text:style-name="P7"/>
      <text:p text:style-name="P4">3. <text:tab/><text:span text:style-name="T3">External Interface Requirements</text:span></text:p>
      <text:p text:style-name="P7"/>
      <text:p text:style-name="P9">3.1 <text:tab/>User Interfaces</text:p>
      <text:p text:style-name="P9">3.2 <text:tab/>Hardware Interfaces</text:p>
      <text:p text:style-name="P9">3.3 <text:tab/>Software Interfaces</text:p>
      <text:p text:style-name="P9">3.4 <text:tab/>Communications Interfaces</text:p>
      <text:p text:style-name="P7"/>
      <text:p text:style-name="P4">4. <text:tab/><text:span text:style-name="T3">System Features</text:span></text:p>
      <text:p text:style-name="P7"/>
      <text:p text:style-name="P4">5. <text:tab/><text:span text:style-name="T3">Other Nonfunctional Requirements</text:span></text:p>
      <text:p text:style-name="P7"/>
      <text:p text:style-name="P9">5.1 <text:tab/>Performance Requirements</text:p>
      <text:p text:style-name="P9">5.2 <text:tab/>Safety Requirements</text:p>
      <text:p text:style-name="P9">5.3 <text:tab/>Security Requirements</text:p>
      <text:p text:style-name="P9">5.4 <text:tab/>Software Quality Attributes</text:p>
      <text:p text:style-name="P9">5.5 <text:tab/>Business Rules</text:p>
      <text:p text:style-name="P7"/>
      <text:p text:style-name="P4">6. <text:tab/><text:span text:style-name="T3">Other Requirements</text:span></text:p>
      <text:p text:style-name="P7"/>
      <text:p text:style-name="P4">Appendix A: Glossary</text:p>
      <text:p text:style-name="P4">Appendix B: Analysis Models</text:p>
      <text:p text:style-name="P4">Appendix C: To Be Determined Li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2:40:19.554894176</meta:creation-date>
    <meta:generator>LibreOffice/7.3.7.2$Linux_X86_64 LibreOffice_project/30$Build-2</meta:generator>
    <dc:date>2024-03-19T22:13:58.803436645</dc:date>
    <meta:editing-duration>PT4M8S</meta:editing-duration>
    <meta:editing-cycles>2</meta:editing-cycles>
    <meta:document-statistic meta:table-count="0" meta:image-count="0" meta:object-count="0" meta:page-count="2" meta:paragraph-count="37" meta:word-count="115" meta:character-count="864" meta:non-whitespace-character-count="760"/>
  </office:meta>
</office:document-meta>
</file>